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5380" officeooo:paragraph-rsid="00195380"/>
    </style:style>
    <style:style style:name="P2" style:family="paragraph" style:parent-style-name="Standard">
      <style:text-properties officeooo:paragraph-rsid="00195380"/>
    </style:style>
    <style:style style:name="P3" style:family="paragraph" style:parent-style-name="Standard">
      <style:text-properties officeooo:rsid="00195380" officeooo:paragraph-rsid="00195380"/>
    </style:style>
    <style:style style:name="P4" style:family="paragraph" style:parent-style-name="Standard">
      <style:text-properties officeooo:paragraph-rsid="00195380"/>
    </style:style>
    <style:style style:name="P5" style:family="paragraph" style:parent-style-name="Standard">
      <style:text-properties officeooo:rsid="001eda43" officeooo:paragraph-rsid="001eda43"/>
    </style:style>
    <style:style style:name="P6" style:family="paragraph" style:parent-style-name="Standard">
      <style:text-properties officeooo:paragraph-rsid="001eda43"/>
    </style:style>
    <style:style style:name="T1" style:family="text">
      <style:text-properties officeooo:rsid="00195380"/>
    </style:style>
    <style:style style:name="T2" style:family="text">
      <style:text-properties officeooo:rsid="001eda4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GNET:</text:p>
      <text:p text:style-name="P1"/>
      <text:p text:style-name="P1">1)Segnet is also an architecture similar to unet which is used for semantic segmentation.</text:p>
      <text:p text:style-name="P1"/>
      <text:p text:style-name="P1">2)Differences Between unet and segnet:</text:p>
      <text:p text:style-name="P2"><text:bookmark text:name="9ffc"/><text:s text:c="7"/><text:span text:style-name="T1">i)</text:span>It is used for biomedical image segmentation.</text:p>
      <text:p text:style-name="P2"><text:span text:style-name="T1"><text:s text:c="6"/>ii)I</text:span>nstead of using pooling indices, the entire feature maps are transfer from encoder to decoder, <text:s text:c="3"/>then with concatenation to perform convolutio<text:bookmark text:name="1228"/><text:span text:style-name="T1">n.</text:span></text:p>
      <text:p text:style-name="P2"><text:span text:style-name="T1"><text:s text:c="6"/>iii)</text:span>This makes the model larger and need more memory.</text:p>
      <text:p text:style-name="P2"/>
      <text:p text:style-name="P5">3)Segnet architecture can also be divided into two parts i)Encoder</text:p>
      <text:p text:style-name="P5"><text:s text:c="90"/>ii)Decoder</text:p>
      <text:p text:style-name="P5"><text:s/>4)Encoder:</text:p>
      <text:p text:style-name="P6"><text:span text:style-name="T2"><text:s text:c="8"/>i</text:span><text:bookmark text:name="79cd"/><text:span text:style-name="T2">)</text:span>At the encoder, convolutions and max pooling are performed.</text:p>
      <text:p text:style-name="P6"><text:bookmark text:name="e81f"/><text:span text:style-name="T2"><text:s text:c="8"/>ii)</text:span>There are 13 convolutional layers from VGG-16. (The original fully connected layers are discarded<text:bookmark text:name="f2a5"/>.</text:p>
      <text:p text:style-name="P6"><text:span text:style-name="T2"><text:s text:c="8"/>iii)</text:span>While doing 2×2 max pooling, the corresponding max pooling indices (locations) are stored.</text:p>
      <text:p text:style-name="P6"/>
      <text:p text:style-name="P6"><text:s/><text:span text:style-name="T2">5)Decoder:</text:span></text:p>
      <text:p text:style-name="P6"><text:s text:c="7"/><text:bookmark text:name="0795"/><text:span text:style-name="T2">i)</text:span>At the decoder, upsampling and convolutions are performed. At the end, there is softmax classifier for each pixel<text:bookmark text:name="2199"/>.</text:p>
      <text:p text:style-name="P6"><text:span text:style-name="T2"><text:s text:c="6"/>ii)</text:span>During upsampling, the max pooling indices at the corresponding encoder layer are recalled to upsample as shown above.</text:p>
      <text:p text:style-name="P6"><text:bookmark text:name="89fb"/><text:span text:style-name="T2"><text:s text:c="5"/>iii)</text:span>Finally, a K-class softmax classifier is used to predict the class for each pixel.</text:p>
      <text:p text:style-name="P6"/>
      <text:p text:style-name="P5">Training:</text:p>
      <text:p text:style-name="P5"/>
      <text:p text:style-name="P5"><text:s text:c="2"/>6)Similar to unet we give images and ground truths as Inputs.After training model is saved in a .h5 file which we use when testing.</text:p>
      <text:p text:style-name="P5"><text:s/></text:p>
      <text:p text:style-name="P5"><text:s text:c="2"/>7)The trained model will be used for <text:s/>predicting outputs.</text:p>
      <text:p text:style-name="P6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07:59:16.952198842</meta:creation-date>
    <dc:date>2020-05-11T08:07:14.815196668</dc:date>
    <meta:editing-duration>PT7M59S</meta:editing-duration>
    <meta:editing-cycles>1</meta:editing-cycles>
    <meta:document-statistic meta:table-count="0" meta:image-count="0" meta:object-count="0" meta:page-count="1" meta:paragraph-count="20" meta:word-count="190" meta:character-count="1413" meta:non-whitespace-character-count="1080"/>
    <meta:generator>LibreOffice/6.0.7.3$Linux_X86_64 LibreOffice_project/00m0$Build-3</meta:generator>
  </office:meta>
</office:document-meta>
</file>